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ba40c" officeooo:paragraph-rsid="000ba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CS302 PA06 Journal</text:p>
      <text:p text:style-name="P1">10/15/15</text:p>
      <text:p text:style-name="P1"/>
      <text:p text:style-name="P1"><text:tab/>The thing that worked well for this assignment was the recursion factor of the data structure. It made the code a lot more smoother to write but kind of confusing to understand honestly.</text:p>
      <text:p text:style-name="P1"><text:tab/>The thing that didn't work well for this project was actually the same of what went well for the assignment. It was a little hard to follow where the recursion was, but once I got the hang of it, it was pretty straight forward to understand. </text:p>
      <text:p text:style-name="P1"><text:tab/>I needed help understanding where the recursion was and how to implement it. Like I said, it was pretty straight forward once I got the hang of it and got help for it.</text:p>
      <text:p text:style-name="P1"><text:tab/>This assignment really enforced the knowledge of recursion. I was a little shakey on it coming out of 202, but this enforced some of the points that I was confused on at first. I would still need a little work with it to be fully comfortable with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1:12.438125561</meta:creation-date>
    <dc:date>2015-10-15T11:59:56.195824076</dc:date>
    <meta:editing-duration>P0D</meta:editing-duration>
    <meta:editing-cycles>1</meta:editing-cycles>
    <meta:document-statistic meta:table-count="0" meta:image-count="0" meta:object-count="0" meta:page-count="1" meta:paragraph-count="7" meta:word-count="166" meta:character-count="889" meta:non-whitespace-character-count="725"/>
    <meta:generator>LibreOffice/4.2.7.2$Linux_X86_64 LibreOffice_project/420m0$Build-2</meta:generator>
  </office:meta>
</office:document-meta>
</file>